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7.832cm" svg:y="0.503cm">
            <draw:object draw:notify-on-update-of-ranges="Sheet1.C3:Sheet1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9.83" calcext:value-type="float">
            <text:p>99,8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9.81" calcext:value-type="float">
            <text:p>99,8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6.17" calcext:value-type="float">
            <text:p>96,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5.32" calcext:value-type="float">
            <text:p>95,3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3.24" calcext:value-type="float">
            <text:p>93,2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1.17" calcext:value-type="float">
            <text:p>91,1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90.53" calcext:value-type="float">
            <text:p>90,5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7.32" calcext:value-type="float">
            <text:p>87,3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7.11" calcext:value-type="float">
            <text:p>87,1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6.9" calcext:value-type="float">
            <text:p>86,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6.41" calcext:value-type="float">
            <text:p>86,4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6.17" calcext:value-type="float">
            <text:p>86,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4T00:49:24.436906538</meta:creation-date>
    <dc:date>2022-09-04T01:03:07.287664653</dc:date>
    <meta:editing-duration>PT3M2S</meta:editing-duration>
    <meta:editing-cycles>1</meta:editing-cycles>
    <meta:document-statistic meta:table-count="1" meta:cell-count="24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53cm" svg:y="0.383cm" chart:style-name="ch2">
          <text:p>Valor de precisión</text:p>
        </chart:title>
        <chart:subtitle svg:x="6.647cm" svg:y="1.275cm" chart:style-name="ch3">
          <text:p>RandomForest</text:p>
        </chart:subtitle>
        <chart:legend chart:legend-position="end" svg:x="13.148cm" svg:y="4.201cm" style:legend-expansion="high" chart:style-name="ch4"/>
        <chart:plot-area chart:style-name="ch5" table:cell-range-address="Sheet1.C3:Sheet1.C14" svg:x="1.331cm" svg:y="2.138cm" svg:width="11.497cm" svg:height="5.701cm">
          <chartooo:coordinate-region svg:x="1.952cm" svg:y="2.337cm" svg:width="10.503cm" svg:height="4.855cm"/>
          <chart:axis chart:dimension="x" chart:name="primary-x" chart:style-name="ch6">
            <chart:title svg:x="5.725cm" svg:y="8.019cm" chart:style-name="ch7">
              <text:p>Porcentaje TRAIN</text:p>
            </chart:title>
          </chart:axis>
          <chart:axis chart:dimension="y" chart:name="primary-y" chart:style-name="ch6">
            <chart:title svg:x="0.451cm" svg:y="6.196cm" chart:style-name="ch8">
              <text:p>split (segundos)</text:p>
            </chart:title>
            <chart:grid chart:style-name="ch9" chart:class="major"/>
          </chart:axis>
          <chart:series chart:style-name="ch10" chart:values-cell-range-address="Sheet1.C3:Sheet1.C14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83">
                <text:p>99.83</text:p>
                <draw:g>
                  <svg:desc>Sheet1.C3:Sheet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81">
                <text:p>99.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.17">
                <text:p>96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.32">
                <text:p>95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.24">
                <text:p>93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.17">
                <text:p>91.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53">
                <text:p>90.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.32">
                <text:p>87.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.11">
                <text:p>87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.41">
                <text:p>86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.17">
                <text:p>86.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